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paragraph-rsid="0006cf69"/>
    </style:style>
    <style:style style:name="P3" style:family="paragraph" style:parent-style-name="Standard">
      <style:text-properties officeooo:rsid="00087239" officeooo:paragraph-rsid="00087239"/>
    </style:style>
    <style:style style:name="P4" style:family="paragraph" style:parent-style-name="Standard">
      <style:text-properties officeooo:rsid="00087239" officeooo:paragraph-rsid="0009fab0"/>
    </style:style>
    <style:style style:name="P5" style:family="paragraph" style:parent-style-name="Standard">
      <style:text-properties officeooo:rsid="00087239" officeooo:paragraph-rsid="000c7920"/>
    </style:style>
    <style:style style:name="P6" style:family="paragraph" style:parent-style-name="Standard">
      <style:text-properties officeooo:rsid="00087239" officeooo:paragraph-rsid="000c7e7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41753"/>
    </style:style>
    <style:style style:name="T3" style:family="text">
      <style:text-properties officeooo:rsid="0006cf69"/>
    </style:style>
    <style:style style:name="T4" style:family="text">
      <style:text-properties officeooo:rsid="0009fab0"/>
    </style:style>
    <style:style style:name="T5" style:family="text">
      <style:text-properties style:font-name="Liberation Serif1" officeooo:rsid="0009fab0"/>
    </style:style>
    <style:style style:name="T6" style:family="text">
      <style:text-properties style:font-name="Liberation Serif" officeooo:rsid="000c0e55"/>
    </style:style>
    <style:style style:name="T7" style:family="text">
      <style:text-properties style:font-name="Liberation Serif" officeooo:rsid="000c7920"/>
    </style:style>
    <style:style style:name="T8" style:family="text">
      <style:text-properties style:font-name="Liberation Serif" officeooo:rsid="000c7e7e"/>
    </style:style>
    <style:style style:name="T9" style:family="text">
      <style:text-properties style:font-name="Liberation Serif" fo:font-weight="bold" officeooo:rsid="000c7e7e" style:font-weight-asian="bold" style:font-weight-complex="bold"/>
    </style:style>
    <style:style style:name="T10" style:family="text">
      <style:text-properties style:font-name="Liberation Serif" fo:font-style="italic" fo:font-weight="bold" officeooo:rsid="000c7e7e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o deep SVM</text:p>
      <text:p text:style-name="Standard"/>
      <text:p text:style-name="P1">O_#10(Locally weighted linear regression)</text:p>
      <text:p text:style-name="Standard"><text:s text:c="2"/>O(index) = 01</text:p>
      <text:p text:style-name="Standard"><text:s text:c="2"/>O(Paragraph) = 14</text:p>
      <text:p text:style-name="Standard"><text:s text:c="2"/><text:span text:style-name="T1">Para_$1</text:span></text:p>
      <text:p text:style-name="Standard"><text:s text:c="4"/>@01) Consider the problem of predicting y from x is R.</text:p>
      <text:p text:style-name="Standard"><text:s text:c="4"/>@02) The leftmost figure below shows the result of fitting a y = theta[0] + theta[1]x to a dataset.</text:p>
      <text:p text:style-name="Standard"><text:s text:c="4"/>@03) The data doesn't really lie on straight line =&gt; the fit is not very good.</text:p>
      <text:p text:style-name="Standard"><text:s text:c="4"/>@04) _ A Figure</text:p>
      <text:p text:style-name="Standard"><text:s text:c="4"/>@05) _ A Figure</text:p>
      <text:p text:style-name="Standard"><text:s text:c="4"/>@06) _ A Figure</text:p>
      <text:p text:style-name="Standard"><text:s text:c="2"/><text:span text:style-name="T1">Paragraph_$2</text:span></text:p>
      <text:p text:style-name="P2"><text:s text:c="4"/>@0<text:span text:style-name="T3">1</text:span>) Instead, if we had added an extra feature x^2, &amp; fit y = theta[0] + theta[1]x + theta[2]x^2.</text:p>
      <text:p text:style-name="P2"><text:s text:c="4"/>@0<text:span text:style-name="T3">2</text:span>)<text:span text:style-name="T2"> Naively, it might seem that the more features we add, the better. </text:span></text:p>
      <text:p text:style-name="P3"><text:s text:c="4"/>@03) However, there is also a danger in adding too many features. </text:p>
      <text:p text:style-name="P4"><text:s text:c="4"/>@0<text:span text:style-name="T4">4</text:span>)<text:span text:style-name="T4"> The rightmost figure is the result of fitting a 5-th order polynomial y = Sum(j=0-&gt;5) </text:span><text:span text:style-name="T5">θ</text:span><text:span text:style-name="T6">[j]x[j]</text:span></text:p>
      <text:p text:style-name="P5"><text:span text:style-name="T6"><text:s text:c="4"/>@0</text:span><text:span text:style-name="T7">5</text:span><text:span text:style-name="T6">)</text:span><text:span text:style-name="T7"> </text:span><text:span text:style-name="T10">underfitting</text:span><text:span text:style-name="T8">.</text:span></text:p>
      <text:p text:style-name="P6"><text:span text:style-name="T8"><text:s text:c="4"/>@06) </text:span><text:span text:style-name="T10">overfitting</text:span><text:span text:style-name="T8">.</text:span></text:p>
      <text:p text:style-name="Standard">EN_#0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fo:background-color="#dddddd" style:writing-mode="lr-tb" draw:fill="solid" draw:fill-color="#dddddd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00:11:33.268883865</meta:creation-date>
    <dc:date>2018-12-23T00:17:40.935722781</dc:date>
    <meta:editing-duration>PT6M2S</meta:editing-duration>
    <meta:editing-cycles>12</meta:editing-cycles>
    <meta:generator>LibreOffice/6.1.0.3$Linux_X86_64 LibreOffice_project/efb621ed25068d70781dc026f7e9c5187a4decd1</meta:generator>
    <meta:document-statistic meta:table-count="0" meta:image-count="0" meta:object-count="0" meta:page-count="1" meta:paragraph-count="19" meta:word-count="139" meta:character-count="808" meta:non-whitespace-character-count="630"/>
  </office:meta>
</office:document-meta>
</file>